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Многопоточное программирование</text:p>
      <text:p text:style-name="Standard"/>
      <text:p text:style-name="Standard">Процессы и потоки.</text:p>
      <text:p text:style-name="Standard"/>
      <text:p text:style-name="Standard">Процесс — это выполняемая программа, а так же связанные с ней ресурсы (пямять, файлы, сокеты, семафоры и т.д). При запуске приложения создаётся операционной системой (ОС). Процесс выполняет программу начиная с «точки входа» - метод, который будет выполнен первым. В <text:span text:style-name="T1">Java </text:span><text:span text:style-name="T2">это метод </text:span><text:span text:style-name="T1">public static void main(String[] args).</text:span></text:p>
      <text:p text:style-name="P2"/>
      <text:p text:style-name="Standard"><text:span text:style-name="T2">Поток (</text:span><text:span text:style-name="T1">Thread) – </text:span><text:span text:style-name="T2">минимальная еденица программы, которой может быть выделено процессорное время. Процессорное время — это промежуток времени, за который может быть выполнено несколько команд. Процессорное время выделяет ОС потокам. Нельзя достоверно говорить когда ОС передаст управление другому потоку (даже из принадлежащему другому процессу). </text:span></text:p>
      <text:p text:style-name="P2"/>
      <text:p text:style-name="P2">В процессе должен быть хотя бы 1 поток. Если все потоки завершились — процесс так же завершается и программа считается отработавшей. Если поток является демоном, то он не учитывается при завершении процессв. То есть если программа работала в 6 потоках, 2 из которых демоны, то она завершится по завершении 4-х потоков не демонов, даже если остальные 2 всё ещё работают.</text:p>
      <text:p text:style-name="P2"/>
      <text:p text:style-name="Standard"><text:span text:style-name="T2">Память выделяется всему процессу. Это значит, что потоки делят её между собой. То есть если изменить переменную в одном потоке, то она изменится и в другом. С другой стороны разные процессы не могут иметь общих переменных. Для коммуницкации 2 процессов используются специальные механизмы, например, Трубы (</text:span><text:span text:style-name="T1">Pipe).</text:span></text:p>
      <text:p text:style-name="P1"/>
      <text:p text:style-name="Standard"><text:span text:style-name="T2">Для создания потока в джава используется класс </text:span><text:span text:style-name="T1">Thread. </text:span><text:span text:style-name="T2">Если мы хотим выполнить некоторый код в отдельном потоке (параллельно), то следует либо описать класс наследник </text:span><text:span text:style-name="T1">Thread, </text:span><text:span text:style-name="T2">либо класс реализующий интерфейс </text:span><text:span text:style-name="T1">Runable. </text:span></text:p>
      <text:p text:style-name="P1"/>
      <text:p text:style-name="P2">Для запуска потока в первом случае <text:s/>следует написать:</text:p>
      <text:p text:style-name="P1">MyThread t = new MyThread();</text:p>
      <text:p text:style-name="P1">t.start();</text:p>
      <text:p text:style-name="P1"/>
      <text:p text:style-name="P2">Для запуска потока во втором случае следует написвть:</text:p>
      <text:p text:style-name="P1">MyRunable myRunable – new MyRunable();</text:p>
      <text:p text:style-name="P1">Thread t = new Thread(myRunable);</text:p>
      <text:p text:style-name="P1">t.start();</text:p>
      <text:p text:style-name="P1"/>
      <text:p text:style-name="P2">Метод <text:span text:style-name="T1">start() </text:span>создаёт поток, и метод <text:span text:style-name="T1">run </text:span>выполняется<text:span text:style-name="T1"> </text:span>в новом потоке<text:span text:style-name="T1">. </text:span>Класс <text:span text:style-name="T1">Thread </text:span>имеет так же метод <text:span text:style-name="T1">run(). </text:span>Если вызвать его, то программа выполнит ваш код, но в том же потоке, то есть программа продожит выполнение только по окончании работы этого метода. При вызове метода <text:span text:style-name="T1">start(), </text:span>программа (поток) продолжит работу сразу после создания потока, вне зависимости от того, что делает вновь созданный поток.</text:p>
      <text:p text:style-name="P2"/>
      <text:p text:style-name="P2">Любой поток или несколько любых потоков можно остановить в дебаге. Для переключения между потоками следует использовать окно со программным стеком. </text:p>
      <text:p text:style-name="P2"/>
      <text:p text:style-name="P2">Для получения экзкмпляра текущего потока можно вызвать статитечекий метод <text:span text:style-name="T1">Thread.currentThread(). </text:span>Под текущим потокам понимается тот поток, в котором был выполнен указанный метод. </text:p>
      <text:p text:style-name="P2"/>
      <text:p text:style-name="P2"><text:soft-page-break/>Метод <text:span text:style-name="T1">sleep(long time) </text:span>приостанавливает поток на минимум <text:span text:style-name="T1">time </text:span>милисекунд. Если будет передан 0, то поток передаст процессорное время и продолжит работать когда ОС предоставит ему возможность.</text:p>
      <text:p text:style-name="P2"/>
      <text:p text:style-name="P2">Метод <text:span text:style-name="T1">interrupt() </text:span>прерывает всякое ожидаение в потоке. Если поток ожидал какого-либо ресурса или синхронизации, то будет выброшен <text:span text:style-name="T1">InterruptedExeption </text:span>из того метода, который ожидал. Далее поток продолжит работу, пытаясь обработать ошибку стандартными сопсобами.</text:p>
      <text:p text:style-name="P2"/>
      <text:p text:style-name="P2">Метод <text:span text:style-name="T1">join(Thread t) </text:span>приостанавливает поток до момента окончания работы потока <text:span text:style-name="T1">t.</text:span> </text:p>
      <text:p text:style-name="P2"/>
      <text:p text:style-name="P2">Даже меняя приметив можно получить неожиданный результат.</text:p>
      <text:p text:style-name="P2"/>
      <text:p text:style-name="P1">Public class myThread extends Thread{</text:p>
      <text:p text:style-name="P1"/>
      <text:p text:style-name="P1"><text:tab/>prublic static int i = 0;</text:p>
      <text:p text:style-name="P1"/>
      <text:p text:style-name="P2"><text:span text:style-name="T1"><text:tab/></text:span> <text:span text:style-name="T1">public voi run{</text:span></text:p>
      <text:p text:style-name="P1"><text:tab/><text:tab/>i++;</text:p>
      <text:p text:style-name="P1"><text:tab/>}</text:p>
      <text:p text:style-name="P1">}</text:p>
      <text:p text:style-name="P1"/>
      <text:p text:style-name="P1">main{</text:p>
      <text:p text:style-name="P1"><text:tab/>myThread t = new <text:s/>myThread();</text:p>
      <text:p text:style-name="P1"><text:tab/>myThread t2 = new <text:s/>myThread();</text:p>
      <text:p text:style-name="P1"><text:tab/>t.start();</text:p>
      <text:p text:style-name="P1"><text:tab/>t2.start();</text:p>
      <text:p text:style-name="P2"><text:span text:style-name="T1"><text:tab/>Thread.currentThread().sleep(1000); // </text:span>взять текущий поток и усыпить его на 1000 мс.</text:p>
      <text:p text:style-name="P3"><text:span text:style-name="T1"><text:tab/>sysout(myThread.i); // </text:span>переменная и будет чаще всего = 2, но может так случиться, что 1</text:p>
      <text:p text:style-name="P1">}</text:p>
      <text:p text:style-name="P2"/>
      <text:p text:style-name="P2">Для потокобезопасной работы следует использовать синхронизацию. </text:p>
      <text:p text:style-name="P2">Синхронизация потоков — это методика написания кода, когда некоторый участок кода (критическая секция) может выполнятся в конкретный момент времени только 1 потоком. </text:p>
      <text:p text:style-name="P2"/>
      <text:p text:style-name="P1">Synchronized</text:p>
      <text:p text:style-name="P2">ключевое слово <text:span text:style-name="T1">synchronized </text:span>используется для синхронизации. Можно применять к методу или к участку кода:</text:p>
      <text:p text:style-name="P2"/>
      <text:p text:style-name="P2">К методу</text:p>
      <text:p text:style-name="P1">public synchronized void method(){</text:p>
      <text:p text:style-name="P1"><text:tab/>//some code</text:p>
      <text:p text:style-name="P1">}</text:p>
      <text:p text:style-name="P1"/>
      <text:p text:style-name="P2">Синхронизация будет происходить по объекту <text:span text:style-name="T1">this. </text:span>Поток проверяет, захвачен ли этот объект кем-либо. Если нет, то захватывает его и выполняет тело метода. При выходе из метода освобождает объект. Если <text:span text:style-name="T1">this </text:span>уже захвачен, то поток ждёт его освобождения, после чего захватывает его сам.</text:p>
      <text:p text:style-name="P2"/>
      <text:p text:style-name="P1">Public class MyClass{</text:p>
      <text:p text:style-name="P1">public static synchronized void stMethod(){</text:p>
      <text:p text:style-name="P1"><text:tab/>//some code</text:p>
      <text:p text:style-name="P1">}</text:p>
      <text:p text:style-name="P1"><text:soft-page-break/>}</text:p>
      <text:p text:style-name="P1"/>
      <text:p text:style-name="P2">Синхронизация будет происходить по объекту M<text:span text:style-name="T1">yClass.class. </text:span>Захват происходит по описанному алгоритму.</text:p>
      <text:p text:style-name="P2"/>
      <text:p text:style-name="P2">Различия: Если метод <text:span text:style-name="T1">method </text:span>будет вызван потоками у разных объектов, то блокировки одного из потоков не произойдёт. Если будет вызывн статический метод, то один из потоков будет заблокирован.</text:p>
      <text:p text:style-name="P2"/>
      <text:p text:style-name="P2">Если нам необходимо явно указать ко какому объекту осуществлять синхронизацию, то следует использовать следующий код:</text:p>
      <text:p text:style-name="P2"/>
      <text:p text:style-name="P1">public void method(){</text:p>
      <text:p text:style-name="P1"><text:tab/>synchronized(yourObject){</text:p>
      <text:p text:style-name="P1"><text:tab/><text:tab/>//code</text:p>
      <text:p text:style-name="P1"><text:tab/>}</text:p>
      <text:p text:style-name="P1">}</text:p>
      <text:p text:style-name="P1"/>
      <text:p text:style-name="P2">В качестве <text:s/><text:span text:style-name="T1">yourObject </text:span>может выступать любой объект. Алгоримт блокировки описан выше.</text:p>
      <text:p text:style-name="P2"/>
      <text:p text:style-name="P2">Синхронизация через <text:span text:style-name="T1">synchronized </text:span>гарантирует очерёдность захвата объекта. То есть если первый поток безуспешно попытался захватить объект, то он будет первым, кто захватит его после освобождения. Однако <text:span text:style-name="T1">synchronized </text:span>работает медленно. Не стоит применять его в часто вызываемых методах.</text:p>
      <text:p text:style-name="P2"/>
      <text:p text:style-name="P2">Сихронизация через <text:span text:style-name="T1">Lock.</text:span></text:p>
      <text:p text:style-name="P1"/>
      <text:p text:style-name="P2">Для ускорения синхронизации в джава существует класс <text:span text:style-name="T1">Lock. </text:span>Он работает быстрее, но не гарантирует очерёдность. </text:p>
      <text:p text:style-name="P2"/>
      <text:p text:style-name="P2">Типичный пример применения <text:span text:style-name="T1">Lock</text:span></text:p>
      <text:p text:style-name="P1"/>
      <text:p text:style-name="P1">public class Test{</text:p>
      <text:p text:style-name="P1"><text:tab/>Lock lock = new Lock();</text:p>
      <text:p text:style-name="P1"/>
      <text:p text:style-name="P1"><text:tab/>public void method(){</text:p>
      <text:p text:style-name="P1"><text:tab/><text:tab/></text:p>
      <text:p text:style-name="P1"><text:tab/>try{</text:p>
      <text:p text:style-name="P1"><text:tab/><text:tab/>lock.lock();</text:p>
      <text:p text:style-name="P1"><text:tab/><text:tab/>//some code</text:p>
      <text:p text:style-name="P1"><text:tab/>} finally {</text:p>
      <text:p text:style-name="P1"><text:tab/><text:tab/>lock.unlock();</text:p>
      <text:p text:style-name="P1"><text:tab/>}</text:p>
      <text:p text:style-name="P1">}</text:p>
      <text:p text:style-name="P1"/>
      <text:p text:style-name="P2">Следует обратить внимание, что класс <text:span text:style-name="T1">Lock </text:span>не освобождает объект после выхода из метода (секции). При его применении следует явно прописывать освобождение <text:span text:style-name="T1">Lo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41:21.72</meta:creation-date>
    <dc:date>2017-01-17T10:00:46.51</dc:date>
    <meta:editing-duration>PT13M19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3" meta:paragraph-count="74" meta:word-count="783" meta:character-count="5563"/>
  </office:meta>
</office:document-meta>
</file>